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11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11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11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11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11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1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elhi</text:p>
          </table:table-cell>
          <table:table-cell table:style-name="Tableau1.A2" office:value-type="string">
            <text:p text:style-name="P11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11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1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11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11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11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11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1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0:17:40.890000000</meta:creation-date>
    <meta:editing-cycles>9</meta:editing-cycles>
    <meta:editing-duration>PT1H7M29S</meta:editing-duration>
    <dc:date>2019-11-20T01:48:18.622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